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rack type=bigWig name=HSC_bw description=" " color=255,102,102 visibility=2 bigDataUrl=https://data.cyverse.org/dav-anon/iplant/home/mashael/HSC_merge.bw</text:p>
      <text:p text:style-name="P1">track type=bigWig name=CLP_bw description=" " color=255,178,102 visibility=2 bigDataUrl=https://data.cyverse.org/dav-anon/iplant/home/mashael/CLP_merge.bw</text:p>
      <text:p text:style-name="P1">track type=bigWig name=ProB_bw description=" " color=102,204,0 visibility=2 bigDataUrl=https://data.cyverse.org/dav-anon/iplant/home/mashael/proB_merge.bw</text:p>
      <text:p text:style-name="P1">track type=bigWig name=PreB_bw description=" " color=0,153,76 visibility=2 bigDataUrl=https://data.cyverse.org/dav-anon/iplant/home/mashael/preB_merge.bw</text:p>
      <text:p text:style-name="P1">track type=bigWig name=PreProB_bw description=" " color=0,204,204 visibility=2 bigDataUrl=https://data.cyverse.org/dav-anon/iplant/home/mashael/PreProB_merge.bw</text:p>
      <text:p text:style-name="P1">track type=bigWig name=ImmatureB_bw description=" " color=51,153,250 visibility=2 bigDataUrl=https://data.cyverse.org/dav-anon/iplant/home/mashael/ImmatureB_merge.bw</text:p>
      <text:p text:style-name="P1">track type=bigWig name=Neutrophils_bw description=" " color=204,153,255 visibility=2 bigDataUrl=https://data.cyverse.org/dav-anon/iplant/home/mashael/neutrophils_merge.b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